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9mm"/>
    </style:style>
    <style:style style:name="co2" style:family="table-column">
      <style:table-column-properties fo:break-before="auto" style:column-width="151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2mm"/>
    </style:style>
    <style:style style:name="co5" style:family="table-column">
      <style:table-column-properties fo:break-before="auto" style:column-width="97.4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hecklist – Requisitos (simulando a validação do cliente)</text:p>
          </table:table-cell>
          <table:covered-table-cell table:number-columns-repeated="4"/>
          <table:covered-table-cell table:style-name="ce1"/>
          <table:table-cell/>
        </table:table-row>
        <table:table-row table:style-name="ro2">
          <table:table-cell table:style-name="ce2" office:value-type="string" calcext:value-type="string" table:number-columns-spanned="6" table:number-rows-spanned="1">
            <text:p>(seu modelo responde a essas perguntas? Pode incluir mais perguntas no final)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5" office:value-type="string" calcext:value-type="string">
            <text:p>Lista de requisitos principais</text:p>
          </table:table-cell>
          <table:table-cell table:style-name="ce16" office:value-type="string" calcext:value-type="string">
            <text:p>Requisito Origem</text:p>
          </table:table-cell>
          <table:table-cell table:style-name="ce7" office:value-type="string" calcext:value-type="string">
            <text:p>Atende (S/N)</text:p>
          </table:table-cell>
          <table:table-cell table:style-name="ce7" office:value-type="string" calcext:value-type="string">
            <text:p>Cite o caso de uso</text:p>
          </table:table-cell>
          <table:table-cell table:style-name="ce7" office:value-type="string" calcext:value-type="string">
            <text:p>Cite as classes utilizadas</text:p>
          </table:table-cell>
          <table:table-cell table:style-name="ce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m uma movimentação é possível identificar a sala de origem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1</text:p>
          </table:table-cell>
          <table:table-cell table:style-name="ce9" office:value-type="string" calcext:value-type="string">
            <text:p>MovimentacaoBemPatrimonial, Sala</text:p>
          </table:table-cell>
          <table:table-cell table:style-name="ce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m uma movimentação é possível identificar a sala de destino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1</text:p>
          </table:table-cell>
          <table:table-cell table:style-name="ce9" office:value-type="string" calcext:value-type="string">
            <text:p>MovimentacaoBemPatrimonial, Sala</text:p>
          </table:table-cell>
          <table:table-cell table:style-name="ce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Está previsto a etapa “Aceita de entrada” para um movimentação</text:p>
          </table:table-cell>
          <table:table-cell table:style-name="ce17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3</text:p>
          </table:table-cell>
          <table:table-cell table:style-name="ce9" office:value-type="string" calcext:value-type="string">
            <text:p>MovimentacaoBemPatrimonial.etapa = “E”</text:p>
          </table:table-cell>
          <table:table-cell table:style-name="ce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Está previsto a etapa “Aceita de saída” para um movimentação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1</text:p>
          </table:table-cell>
          <table:table-cell table:style-name="ce9" office:value-type="string" calcext:value-type="string">
            <text:p>MovimentacaoBemPatrimonial.etapa = “S”</text:p>
          </table:table-cell>
          <table:table-cell table:style-name="ce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Está previsto a etapa “Finalizada” para um movimentação</text:p>
          </table:table-cell>
          <table:table-cell table:style-name="ce17" office:value-type="string" calcext:value-type="string">
            <text:p>2, 4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4</text:p>
          </table:table-cell>
          <table:table-cell table:style-name="ce9" office:value-type="string" calcext:value-type="string">
            <text:p>MovimentacaoBemPatrimonial.etapa = “F”</text:p>
          </table:table-cell>
          <table:table-cell table:style-name="ce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É possível identificar a localização (sala) do bem após finalizar a movimentação</text:p>
          </table:table-cell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4</text:p>
          </table:table-cell>
          <table:table-cell table:style-name="ce9" office:value-type="string" calcext:value-type="string">
            <text:p>BemPatrimonial, Sala</text:p>
          </table:table-cell>
          <table:table-cell table:style-name="ce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O chefe que autorizou a movimentação de saída está identificado</text:p>
          </table:table-cell>
          <table:table-cell table:style-name="ce18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3</text:p>
          </table:table-cell>
          <table:table-cell table:style-name="ce9" office:value-type="string" calcext:value-type="string">
            <text:p>Usuario, MovimentacaoBemPatrimonial</text:p>
          </table:table-cell>
          <table:table-cell table:style-name="ce1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O chefe que autorizou a entrada da movimentação está identificado</text:p>
          </table:table-cell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4</text:p>
          </table:table-cell>
          <table:table-cell table:style-name="ce9" office:value-type="string" calcext:value-type="string">
            <text:p>Usuario, MovimentacaoBemPatrimonial</text:p>
          </table:table-cell>
          <table:table-cell table:style-name="ce1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É possível cancelar uma movimentação</text:p>
          </table:table-cell>
          <table:table-cell table:style-name="ce18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5</text:p>
          </table:table-cell>
          <table:table-cell table:style-name="ce9" office:value-type="string" calcext:value-type="string">
            <text:p>Usuario, MovimentacaoBemPatrimonial</text:p>
          </table:table-cell>
          <table:table-cell table:style-name="ce1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O sistema permite emitir uma Guia de Transporte para movimentações entre municípios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1</text:p>
          </table:table-cell>
          <table:table-cell table:style-name="ce9" office:value-type="string" calcext:value-type="string">
            <text:p>Localizacao.cidade, MovimentacaoBemPatrimonial</text:p>
          </table:table-cell>
          <table:table-cell table:style-name="ce1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É possível identificar o município de origem e destino na movimentação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1</text:p>
          </table:table-cell>
          <table:table-cell table:style-name="ce9" office:value-type="string" calcext:value-type="string">
            <text:p>Localizacao.cidade, MovimentacaoBemPatrimonial</text:p>
          </table:table-cell>
          <table:table-cell table:style-name="ce10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É possível identificar o bem em que a sala se encontra</text:p>
          </table:table-cell>
          <table:table-cell table:style-name="ce18" office:value-type="string" calcext:value-type="string">
            <text:p>7, 20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7, CS-RF20</text:p>
          </table:table-cell>
          <table:table-cell table:style-name="ce9" office:value-type="string" calcext:value-type="string">
            <text:p>Sala, BemPatrimonial</text:p>
          </table:table-cell>
          <table:table-cell table:style-name="ce1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É possível categorizar um Bem Patrimonial por grupo</text:p>
          </table:table-cell>
          <table:table-cell table:style-name="ce18" office:value-type="float" office:value="12" calcext:value-type="float">
            <text:p>12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2C</text:p>
          </table:table-cell>
          <table:table-cell table:style-name="ce9" office:value-type="string" calcext:value-type="string">
            <text:p>BemPatrimonial.grupoMaterial</text:p>
          </table:table-cell>
          <table:table-cell table:style-name="ce1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É possível identificar a seção (departamento) onde o bem se encontra</text:p>
          </table:table-cell>
          <table:table-cell table:style-name="ce18" office:value-type="float" office:value="7" calcext:value-type="float">
            <text:p>7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7</text:p>
          </table:table-cell>
          <table:table-cell table:style-name="ce9" office:value-type="string" calcext:value-type="string">
            <text:p>BemPatrimonial, Departamento.nome</text:p>
          </table:table-cell>
          <table:table-cell table:style-name="ce10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Quando um bem vai para o conserto, é possível identificar a ordem de serviço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8</text:p>
          </table:table-cell>
          <table:table-cell table:style-name="ce9" office:value-type="string" calcext:value-type="string">
            <text:p>OrdemServico.num, BemPatrimonial</text:p>
          </table:table-cell>
          <table:table-cell table:style-name="ce1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Existe controle da situação da ordem de serviço</text:p>
          </table:table-cell>
          <table:table-cell table:style-name="ce18" office:value-type="float" office:value="8.9" calcext:value-type="float">
            <text:p>8,9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8, CS-RF09</text:p>
          </table:table-cell>
          <table:table-cell table:style-name="ce9" office:value-type="string" calcext:value-type="string">
            <text:p>OrdemServico.situacao</text:p>
          </table:table-cell>
          <table:table-cell table:style-name="ce10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É possível calcular a depreciação do bem</text:p>
          </table:table-cell>
          <table:table-cell table:style-name="ce18" office:value-type="string" calcext:value-type="string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6</text:p>
          </table:table-cell>
          <table:table-cell table:style-name="ce9" office:value-type="string" calcext:value-type="string">
            <text:p>BemPatrimonial</text:p>
          </table:table-cell>
          <table:table-cell table:style-name="ce10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As regras para cálculo da depreciação foram identificar e registradas</text:p>
          </table:table-cell>
          <table:table-cell table:style-name="ce18" office:value-type="float" office:value="10" calcext:value-type="float">
            <text:p>10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0</text:p>
          </table:table-cell>
          <table:table-cell table:style-name="ce9" office:value-type="string" calcext:value-type="string">
            <text:p>BemPatrimonial</text:p>
          </table:table-cell>
          <table:table-cell table:style-name="ce10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É possível identificar a seção de patrimônio</text:p>
          </table:table-cell>
          <table:table-cell table:style-name="ce18" office:value-type="string" calcext:value-type="string">
            <text:p>7, 20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07, CS-RF20</text:p>
          </table:table-cell>
          <table:table-cell table:style-name="ce9" office:value-type="string" calcext:value-type="string">
            <text:p>Departamento, Sala, BemPatrimonial</text:p>
          </table:table-cell>
          <table:table-cell table:style-name="ce10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É possível identificar o depósito? Ele está vinculado a seção de patrimônio?</text:p>
          </table:table-cell>
          <table:table-cell table:style-name="ce18" office:value-type="string" calcext:value-type="string">
            <text:p>14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4C</text:p>
          </table:table-cell>
          <table:table-cell table:style-name="ce9" office:value-type="string" calcext:value-type="string">
            <text:p>Departamento, Sala, BemPatrimonial</text:p>
          </table:table-cell>
          <table:table-cell table:style-name="ce10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É possível diferenciar os tipos de usuários: chefias, substituto do chefe e empregado</text:p>
          </table:table-cell>
          <table:table-cell table:style-name="ce18" office:value-type="string" calcext:value-type="string">
            <text:p>2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21</text:p>
          </table:table-cell>
          <table:table-cell table:style-name="ce9" office:value-type="string" calcext:value-type="string">
            <text:p>Usuario </text:p>
          </table:table-cell>
          <table:table-cell table:style-name="ce10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stá previsto a vinculação das salas aos departamento</text:p>
          </table:table-cell>
          <table:table-cell table:style-name="ce18" office:value-type="string" calcext:value-type="string">
            <text:p>15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5C</text:p>
          </table:table-cell>
          <table:table-cell table:style-name="ce9" office:value-type="string" calcext:value-type="string">
            <text:p>Departamento, Sala</text:p>
          </table:table-cell>
          <table:table-cell table:style-name="ce10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O inventário é um relatório previsto no sistema</text:p>
          </table:table-cell>
          <table:table-cell table:style-name="ce18" office:value-type="string" calcext:value-type="string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6</text:p>
          </table:table-cell>
          <table:table-cell table:style-name="ce9" office:value-type="string" calcext:value-type="string">
            <text:p>BemPatrimonial, Localizacao, Predio, Departamento, Sala, OrdemServico, MovimentacaoBemPatrimonial</text:p>
          </table:table-cell>
          <table:table-cell table:style-name="ce10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A definição do inventário foi definida no glossário</text:p>
          </table:table-cell>
          <table:table-cell table:style-name="ce18" office:value-type="string" calcext:value-type="string">
            <text:p>NA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NA</text:p>
          </table:table-cell>
          <table:table-cell table:style-name="ce10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Está previsto o registro de Baixa de um bem</text:p>
          </table:table-cell>
          <table:table-cell table:style-name="ce18" office:value-type="string" calcext:value-type="string">
            <text:p>17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CS-RF17</text:p>
          </table:table-cell>
          <table:table-cell table:style-name="ce9" office:value-type="string" calcext:value-type="string">
            <text:p>BemPatrimonial</text:p>
          </table:table-cell>
          <table:table-cell table:style-name="ce10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9:14:10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3:48:56.625055540</meta:creation-date>
    <dc:date>2018-10-02T20:26:00.115000000</dc:date>
    <meta:editing-duration>PT19M38S</meta:editing-duration>
    <meta:editing-cycles>4</meta:editing-cycles>
    <meta:generator>LibreOffice/5.3.1.2$Windows_X86_64 LibreOffice_project/e80a0e0fd1875e1696614d24c32df0f95f03deb2</meta:generator>
    <meta:document-statistic meta:table-count="1" meta:cell-count="158" meta:object-count="0"/>
  </office:meta>
</office:document-meta>
</file>